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</office:automatic-styles>
  <office:body>
    <office:text>
      <text:p text:style-name="P1"><text:span text:style-name="T1">SMP<text:s text:c="2"/>= Symetric Multiprocessor</text:span></text:p>
      <text:p text:style-name="P1"><text:span text:style-name="T2"/></text:p>
      <text:p text:style-name="P1"><text:span text:style-name="T3">steht für jeden Processor Speicher zu Verfügung </text:span></text:p>
      <text:p text:style-name="P1"><text:span text:style-name="T4"/></text:p>
      <text:p text:style-name="P1"><text:span text:style-name="T4"/></text:p>
      <text:p text:style-name="P1"><text:span text:style-name="T5">NUMA = Non Uniform Memory Architecture</text:span></text:p>
      <text:p text:style-name="P1"><text:span text:style-name="T6"/></text:p>
      <text:p text:style-name="P1"><text:span text:style-name="T7">Da jeder Processor auch auf alle Daten zugreifen können muss, enstehen Probleme.</text:span></text:p>
      <text:p text:style-name="P1"><text:span text:style-name="T8"/></text:p>
      <text:p text:style-name="P1"><text:span text:style-name="T9">Van Neumann architecture: </text:span></text:p>
      <text:p text:style-name="P1"><text:span text:style-name="T10"/></text:p>
      <text:p text:style-name="P1"><text:span text:style-name="T11">Die VNA zeichnet aus, dass Code und Daten im selben speicher abgespeichert sind.</text:span></text:p>
      <text:p text:style-name="P1"><text:span text:style-name="T11">Im Text wird davon abgewichen insofern, dass<text:s text:c="2"/>es zwei verschiedene L1-Caches für Daten und Code gibt und diese getrennt abgespeichert werden.</text:span></text:p>
      <text:p text:style-name="P1"><text:span text:style-name="T12"/></text:p>
      <text:p text:style-name="P1"><text:span text:style-name="T12"/></text:p>
      <text:p text:style-name="P1"><text:span text:style-name="T13">Eviction:</text:span></text:p>
      <text:p text:style-name="P1"><text:span text:style-name="T14"/></text:p>
      <text:p text:style-name="P1"><text:span text:style-name="T15">Beim Schreiben in den Cache muss dieser (weil eigentlich immer voll) auch geleert werden. </text:span></text:p>
      <text:p text:style-name="P1"><text:span text:style-name="T15">Die Daten werden in den Level 2 Cache geschoben. Dieser Vorgang heisst Eviction. </text:span></text:p>
      <text:p text:style-name="P1"><text:span text:style-name="T15">Lvl 2 Cache enthält aus Performancegründen allerdings oft eine Kopie vom L1 Cache.</text:span></text:p>
      <text:p text:style-name="P1"><text:span text:style-name="T16"/></text:p>
      <text:p text:style-name="P1"><text:span text:style-name="T16"/></text:p>
      <text:p text:style-name="P1"><text:span text:style-name="T17">Zugriffszeiten::</text:span></text:p>
      <text:p text:style-name="P1"><text:span text:style-name="T18"/></text:p>
      <text:p text:style-name="P1"><text:span text:style-name="T19">Register:<text:s text:c="2"/>&lt;=1 Cycle</text:span></text:p>
      <text:p text:style-name="P1"><text:span text:style-name="T20"/></text:p>
      <text:p text:style-name="P1"><text:span text:style-name="T21">Hauptspeicher<text:s text:c="2"/>ca 240 cycles</text:span></text:p>
      <text:p text:style-name="P1"><text:span text:style-name="T22"/></text:p>
      <text:p text:style-name="P1"><text:span text:style-name="T22"/></text:p>
      <text:p text:style-name="P1"><text:span text:style-name="T23">c)</text:span></text:p>
      <text:p text:style-name="P1"><text:span text:style-name="T24"/></text:p>
      <text:p text:style-name="P1"><text:span text:style-name="T25">2 Prozesse sollten wenn sie auf die gleiche Speicheraddresse zugreifen nicht auf dasselbe Element zugreifen.<text:s text:c="2"/></text:span></text:p>
      <text:p text:style-name="P1"><text:span text:style-name="T25">Virtuelle Speicheraddresse wird in physische umgewandelt, die sich dann vom anderen Prozess unterscheidet.</text:span></text:p>
      <text:p text:style-name="P1"><text:span text:style-name="T25">Mehrstufige address translation wird verwendet, weil man sonst sehr viel Speicher alleine für die Zuordnung von virtueler zu physischer Addresse bräuchte. </text:span></text:p>
      <text:p text:style-name="P1"><text:span text:style-name="T25">Mehrstufig spart nochmal mehr Platz als einstufig.</text:span></text:p>
      <text:p text:style-name="P1"><text:span text:style-name="T26"/></text:p>
      <text:p text:style-name="P1"><text:span text:style-name="T27">d)</text:span></text:p>
      <text:p text:style-name="P1"><text:span text:style-name="T28"/></text:p>
      <text:p text:style-name="P1"><text:span text:style-name="T29">Locality heisst, dass ein und dasselbe codestück / datenstück engaufeinanderfolgend (entweder zeitlich oder addresstechnisch) nochmal ausgeführt / gebraucht<text:s text:c="2"/>wird. </text:span></text:p>
      <text:p text:style-name="P1"><text:span text:style-name="T30"/></text:p>
      <text:p text:style-name="P1"><text:span text:style-name="T31">Der Processor greift auf<text:s text:c="2"/>den speicher in stücken<text:s text:c="2"/>(8<text:s text:c="2"/>byte bzw. 4 in 32 bit-systemen) zu.</text:span></text:p>
      <text:p text:style-name="P1"><text:span text:style-name="T31">Allignment heisst, dass man die verwendeten Codestücke immer am Anfang dieser 8 byte schreibt. Auf diese Weise, kann der Cache länger ausgenutzt werden, da immer ein ganzes 8 byte stück rausgelöscht wird.</text:span></text:p>
      <text:p text:style-name="P1"><text:span text:style-name="T32"/></text:p>
      <text:p text:style-name="P1"><text:span text:style-name="T32"/></text:p>
      <text:p text:style-name="P1"><text:span text:style-name="T32"/></text:p>
      <text:p text:style-name="P1"><text:span text:style-name="T33">Meine Runzeiten des Codes:</text:span></text:p>
      <text:p text:style-name="P1"><text:span text:style-name="T34"/></text:p>
      <text:p text:style-name="P1"><text:span text:style-name="T35">Normal: 17.93<text:s text:c="6"/>100%</text:span></text:p>
      <text:p text:style-name="P1"><text:span text:style-name="T36"/></text:p>
      <text:p text:style-name="P1"><text:span text:style-name="T37">Transmatrix: 4.8<text:s text:c="4"/>26.77%</text:span></text:p>
      <text:p text:style-name="P1"><text:span text:style-name="T38"/></text:p>
      <text:p text:style-name="P1"><text:span text:style-name="T39">Sub-Matrix: 4.12<text:s text:c="4"/>22.98%</text:span></text:p>
      <text:p text:style-name="P1"><text:span text:style-name="T40"/></text:p>
      <text:p text:style-name="P1"><text:span text:style-name="T40"/></text:p>
      <text:p text:style-name="P1"><text:span text:style-name="T40"/></text:p>
      <text:p text:style-name="P1"><text:span text:style-name="T41">3) Server / Client Anwendungen, Aufgaben können von anderen Prozessen / Computern erledigt werden.</text:span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